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f19e9" officeooo:paragraph-rsid="001f19e9" style:font-weight-asian="bold" style:font-weight-complex="bold"/>
    </style:style>
    <style:style style:name="P2" style:family="paragraph" style:parent-style-name="Standard">
      <style:text-properties style:text-position="0% 100%" style:text-underline-style="solid" style:text-underline-width="auto" style:text-underline-color="font-color" fo:font-weight="bold" officeooo:rsid="001f19e9" officeooo:paragraph-rsid="001f19e9" style:font-weight-asian="bold" style:font-weight-complex="bold"/>
    </style:style>
    <style:style style:name="P3" style:family="paragraph" style:parent-style-name="Standard">
      <style:text-properties style:text-position="0% 100%" fo:language="en" fo:country="GB" style:text-underline-style="solid" style:text-underline-width="auto" style:text-underline-color="font-color" fo:font-weight="bold" officeooo:rsid="001f19e9" officeooo:paragraph-rsid="001f19e9" style:font-weight-asian="bold" style:font-weight-complex="bold"/>
    </style:style>
    <style:style style:name="P4" style:family="paragraph" style:parent-style-name="Standard">
      <style:text-properties fo:language="en" fo:country="GB" style:text-underline-style="solid" style:text-underline-width="auto" style:text-underline-color="font-color" fo:font-weight="bold" officeooo:rsid="001f19e9" officeooo:paragraph-rsid="001f19e9" style:font-weight-asian="bold" style:font-weight-complex="bold"/>
    </style:style>
    <style:style style:name="T1" style:family="text">
      <style:text-properties officeooo:rsid="001f19e9"/>
    </style:style>
    <style:style style:name="T2" style:family="text">
      <style:text-properties fo:language="en" fo:country="GB" officeooo:rsid="001f19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Frage 1</text:p>
      <text:p text:style-name="Standard">Eine Primärerhebung bezieht sich auf die direkte Sammlung von Daten aus erster Hand, während eine Sekundärerhebung die Nutzung bereits vorhandener Daten aus verschiedenen Quellen bedeutet. Hier sind einige Vor- und Nachteile jeder Erhebungsart:</text:p>
      <text:p text:style-name="Standard"/>
      <text:p text:style-name="Standard">Primärerhebung:</text:p>
      <text:p text:style-name="Standard">Vorteile:</text:p>
      <text:p text:style-name="Standard">1. Kontrolle über Datenqualität und Relevanz: Da die Daten direkt gesammelt werden, kann der Forscher sicherstellen, dass sie genau den Anforderungen der Studie entsprechen.</text:p>
      <text:p text:style-name="Standard">2. Flexibilität: Es besteht die Möglichkeit, spezifische Fragen zu stellen oder zusätzliche Informationen zu sammeln, um die Forschungsziele besser zu erfüllen.</text:p>
      <text:p text:style-name="Standard"/>
      <text:p text:style-name="Standard">Sekundärerhebung:</text:p>
      <text:p text:style-name="Standard">Vorteile:</text:p>
      <text:p text:style-name="Standard">1. Kosten- und Zeitersparnis: Da die Daten bereits vorhanden sind, entfallen die Kosten und die Zeit für die Datensammlung.</text:p>
      <text:p text:style-name="Standard">2. Zugang zu umfangreichen Datenmengen: Sekundärdaten ermöglichen oft den Zugang zu großen Datenmengen, die möglicherweise sonst nicht verfügbar wären.</text:p>
      <text:p text:style-name="Standard"/>
      <text:p text:style-name="P1">Frage 2</text:p>
      <text:p text:style-name="Standard">Absolute Häufigkeit bezieht sich auf die Anzahl der Male, die ein bestimmtes Ereignis in einem Datensatz auftritt, während relative Häufigkeit den Anteil oder Prozentsatz angibt, den eine bestimmte Kategorie oder ein Ereignis innerhalb des Gesamtdatensatzes ausmacht.</text:p>
      <text:p text:style-name="Standard"/>
      <text:p text:style-name="Standard">Balkendiagramme sind im Allgemeinen Kreisdiagrammen vorzuziehen, da sie eine bessere visuelle Vergleichbarkeit bieten, insbesondere wenn es um die Darstellung von Häufigkeitsverteilungen geht. Kreisdiagramme können Probleme bei der Interpretation von relativen Größenverhältnissen und der Vergleichbarkeit von Kategorien verursachen. <text:span text:style-name="T1">Da es f</text:span><text:span text:style-name="T2">ür Menschen schwer ist Fläschen zu vergleichen.</text:span></text:p>
      <text:p text:style-name="Standard"/>
      <text:p text:style-name="P3">Frage 3</text:p>
      <text:p text:style-name="Standard">Ein Histogramm ist eine Art von Säulendiagramm, das verwendet wird, um die Verteilung von kontinuierlichen Daten zu zeigen. Der Hauptunterschied zwischen einem Histogramm und dem Balkendiagramm einer Häufigkeitstabelle besteht darin, dass die Balken im Histogramm kontinuierlich sind und keine Lücken zwischen den Kategorien aufweisen.</text:p>
      <text:p text:style-name="Standard"/>
      <text:p text:style-name="P4">Frage 4</text:p>
      <text:p text:style-name="Standard">Die Gruppen in einem Histogramm werden normalerweise basierend auf dem Datenumfang oder durch Festlegung von Klassenintervallen ausgewählt. Diese Intervalle sollten so gewählt werden, dass sie die Daten gut repräsentieren und eine klare Darstellung der Verteilung ermöglichen.</text:p>
      <text:p text:style-name="Standard"/>
      <text:p text:style-name="P4">Frage 5</text:p>
      <text:p text:style-name="Standard">Eine kumulierte Verteilung zeigt die Summe der Häufigkeiten von Ereignissen bis zu einem bestimmten Punkt in einer geordneten Liste oder in einem geordneten Datensatz an. Sie gibt an, wie viele Datenpunkte bis zu einem bestimmten Wert oder einer bestimmten Kategorie aufgetreten si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22:16:00.238000000</meta:creation-date>
    <dc:date>2024-04-20T22:35:59.473000000</dc:date>
    <meta:editing-duration>PT20M</meta:editing-duration>
    <meta:editing-cycles>1</meta:editing-cycles>
    <meta:document-statistic meta:table-count="0" meta:image-count="0" meta:object-count="0" meta:page-count="1" meta:paragraph-count="19" meta:word-count="334" meta:character-count="2486" meta:non-whitespace-character-count="2171"/>
    <meta:generator>LibreOffice/7.6.2.1$Windows_X86_64 LibreOffice_project/56f7684011345957bbf33a7ee678afaf4d2ba333</meta:generator>
  </office:meta>
</office:document-meta>
</file>